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6.874cm" svg:y="0.551cm">
            <draw:object draw:notify-on-update-of-ranges="Sheet1.A2:Sheet1.A5 Sheet1.B2:Sheet1.B5 Sheet1.A2:Sheet1.A5 Sheet1.C2:Sheet1.C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Worst case</text:p>
          </table:table-cell>
          <table:table-cell office:value-type="string" calcext:value-type="string">
            <text:p>n.log(n,2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2]*LOG([.A2];2)" office:value-type="float" office:value="4.75488750216347" calcext:value-type="float">
            <text:p>4.7548875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A3]*LOG([.A3];2)" office:value-type="float" office:value="11.6096404744368" calcext:value-type="float">
            <text:p>11.60964047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A4]*LOG([.A4];2)" office:value-type="float" office:value="15.5097750043269" calcext:value-type="float">
            <text:p>15.50977500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[.A5]*LOG([.A5];2)" office:value-type="float" office:value="19.6514844544032" calcext:value-type="float">
            <text:p>19.65148445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6:10:44.474911944</meta:creation-date>
    <dc:date>2016-09-29T16:19:05.560398071</dc:date>
    <meta:editing-duration>P0D</meta:editing-duration>
    <meta:editing-cycles>1</meta:editing-cycles>
    <meta:document-statistic meta:table-count="1" meta:cell-count="15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A2:Sheet1.C5" svg:x="0.32cm" svg:y="0.18cm" svg:width="12.508cm" svg:height="8.64cm">
          <chartooo:coordinate-region svg:x="0.941cm" svg:y="0.38cm" svg:width="11.64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" chart:class="chart:scatter">
            <chart:domain table:cell-range-address="Sheet1.A2:Sheet1.A5"/>
            <chart:data-point chart:repeated="4"/>
          </chart:series>
          <chart:series chart:style-name="ch7" chart:values-cell-range-address="Sheet1.C2:Sheet1.C5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2:Sheet1.A5</svg:desc>
                </draw:g>
              </table:table-cell>
              <table:table-cell office:value-type="float" office:value="5">
                <text:p>5</text:p>
                <draw:g>
                  <svg:desc>Sheet1.B2:Sheet1.B5</svg:desc>
                </draw:g>
              </table:table-cell>
              <table:table-cell office:value-type="float" office:value="4.75488750216347">
                <text:p>4.75488750216347</text:p>
                <draw:g>
                  <svg:desc>Sheet1.C2:Sheet1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1.6096404744368">
                <text:p>11.6096404744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5.5097750043269">
                <text:p>15.50977500432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9.6514844544032">
                <text:p>19.65148445440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